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11-24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6-3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5-08 0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28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10-30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24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18 0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15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16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23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3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0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27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0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02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2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6-30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4-07 0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1-02-12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36512" calcext:value-type="float">
            <text:p>1.9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64593548387" calcext:value-type="float">
            <text:p>1.9726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50632" calcext:value-type="float">
            <text:p>2.05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68335" calcext:value-type="float">
            <text:p>2.0968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28256" calcext:value-type="float">
            <text:p>1.98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311483870968" calcext:value-type="float">
            <text:p>1.6931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65703225807" calcext:value-type="float">
            <text:p>1.90165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49935483871" calcext:value-type="float">
            <text:p>2.1394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476851612903" calcext:value-type="float">
            <text:p>1.9947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730193548387" calcext:value-type="float">
            <text:p>1.8873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41904516129" calcext:value-type="float">
            <text:p>1.7941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28485714286" calcext:value-type="float">
            <text:p>1.78928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136675" calcext:value-type="float">
            <text:p>1.7913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55303225807" calcext:value-type="float">
            <text:p>1.83155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60592" calcext:value-type="float">
            <text:p>1.89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119375" calcext:value-type="float">
            <text:p>1.9311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3472" calcext:value-type="float">
            <text:p>1.91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436980645161" calcext:value-type="float">
            <text:p>1.7543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86864516129" calcext:value-type="float">
            <text:p>1.9478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334580645161" calcext:value-type="float">
            <text:p>1.9433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729625806452" calcext:value-type="float">
            <text:p>1.8172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013625806452" calcext:value-type="float">
            <text:p>1.6801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48103225806" calcext:value-type="float">
            <text:p>1.63648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37875862069" calcext:value-type="float">
            <text:p>1.6637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723127272727" calcext:value-type="float">
            <text:p>1.677231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9354" calcext:value-type="float">
            <text:p>1.689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08424" calcext:value-type="float">
            <text:p>1.7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321316129032" calcext:value-type="float">
            <text:p>1.6932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460025" calcext:value-type="float">
            <text:p>1.7546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84648" calcext:value-type="float">
            <text:p>1.78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54632258065" calcext:value-type="float">
            <text:p>1.67954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482116129032" calcext:value-type="float">
            <text:p>1.6048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48696774194" calcext:value-type="float">
            <text:p>1.5364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65114285714" calcext:value-type="float">
            <text:p>1.50865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52425" calcext:value-type="float">
            <text:p>1.5275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645806451613" calcext:value-type="float">
            <text:p>1.5264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47664516129" calcext:value-type="float">
            <text:p>1.4784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47695483871" calcext:value-type="float">
            <text:p>1.3147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538" calcext:value-type="float">
            <text:p>1.1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60415483871" calcext:value-type="float">
            <text:p>1.5860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41238709677" calcext:value-type="float">
            <text:p>1.8984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194012903226" calcext:value-type="float">
            <text:p>2.1019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296412903226" calcext:value-type="float">
            <text:p>1.9129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310890322581" calcext:value-type="float">
            <text:p>1.7931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60929032258" calcext:value-type="float">
            <text:p>1.7286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799828571429" calcext:value-type="float">
            <text:p>1.72799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317275" calcext:value-type="float">
            <text:p>1.7631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983535483871" calcext:value-type="float">
            <text:p>1.7798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70864516129" calcext:value-type="float">
            <text:p>1.8107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439277419355" calcext:value-type="float">
            <text:p>1.8643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92464516129" calcext:value-type="float">
            <text:p>1.6339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96125" calcext:value-type="float">
            <text:p>1.5949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004877419355" calcext:value-type="float">
            <text:p>2.1600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1769" calcext:value-type="float">
            <text:p>1.961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82032" calcext:value-type="float">
            <text:p>1.7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729058064516" calcext:value-type="float">
            <text:p>1.7472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101171428571" calcext:value-type="float">
            <text:p>1.78101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11638709677" calcext:value-type="float">
            <text:p>1.8161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12175483871" calcext:value-type="float">
            <text:p>1.8512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67728" calcext:value-type="float">
            <text:p>1.96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045961290323" calcext:value-type="float">
            <text:p>2.0304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560180645161" calcext:value-type="float">
            <text:p>1.7056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172103225807" calcext:value-type="float">
            <text:p>1.65172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73961290323" calcext:value-type="float">
            <text:p>1.9847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0636" calcext:value-type="float">
            <text:p>2.0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234338461539" calcext:value-type="float">
            <text:p>1.692343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447854545455" calcext:value-type="float">
            <text:p>1.704478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0355862069" calcext:value-type="float">
            <text:p>1.74303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66296774194" calcext:value-type="float">
            <text:p>1.8016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40206451613" calcext:value-type="float">
            <text:p>1.8404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76136" calcext:value-type="float">
            <text:p>1.9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639948387097" calcext:value-type="float">
            <text:p>2.0163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7888" calcext:value-type="float">
            <text:p>1.8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350219354839" calcext:value-type="float">
            <text:p>1.7935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982348387097" calcext:value-type="float">
            <text:p>1.9798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5218" calcext:value-type="float">
            <text:p>2.125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5922" calcext:value-type="float">
            <text:p>1.915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460670967742" calcext:value-type="float">
            <text:p>1.9046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10270967742" calcext:value-type="float">
            <text:p>1.6821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83329032258" calcext:value-type="float">
            <text:p>1.6158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151793548387" calcext:value-type="float">
            <text:p>2.0915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30032" calcext:value-type="float">
            <text:p>2.0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851175" calcext:value-type="float">
            <text:p>1.8085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32656" calcext:value-type="float">
            <text:p>1.69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830375" calcext:value-type="float">
            <text:p>1.6683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717685714286" calcext:value-type="float">
            <text:p>1.68717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087070967742" calcext:value-type="float">
            <text:p>1.7308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01335" calcext:value-type="float">
            <text:p>1.8301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3752" calcext:value-type="float">
            <text:p>2.0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87458064516" calcext:value-type="float">
            <text:p>2.2288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014628571429" calcext:value-type="float">
            <text:p>2.15014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38838709677" calcext:value-type="float">
            <text:p>2.0873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63664516129" calcext:value-type="float">
            <text:p>1.9966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07741935484" calcext:value-type="float">
            <text:p>1.9590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45935483871" calcext:value-type="float">
            <text:p>1.8194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86" calcext:value-type="float">
            <text:p>1.67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615148387097" calcext:value-type="float">
            <text:p>1.5561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3342" calcext:value-type="float">
            <text:p>1.593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736593548387" calcext:value-type="float">
            <text:p>1.6373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951741935484" calcext:value-type="float">
            <text:p>1.6695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79824" calcext:value-type="float">
            <text:p>1.6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151733333333" calcext:value-type="float">
            <text:p>1.64151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804851612903" calcext:value-type="float">
            <text:p>1.5680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35638709677" calcext:value-type="float">
            <text:p>1.4503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22503225807" calcext:value-type="float">
            <text:p>1.87422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429" calcext:value-type="float">
            <text:p>1.908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94224" calcext:value-type="float">
            <text:p>1.7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874812903226" calcext:value-type="float">
            <text:p>1.7087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09341935484" calcext:value-type="float">
            <text:p>1.7060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119458064516" calcext:value-type="float">
            <text:p>1.7411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403432258065" calcext:value-type="float">
            <text:p>1.77403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95408695652" calcext:value-type="float">
            <text:p>1.868954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046338461539" calcext:value-type="float">
            <text:p>1.890463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349890909091" calcext:value-type="float">
            <text:p>1.76349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368748387097" calcext:value-type="float">
            <text:p>1.6536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327690322581" calcext:value-type="float">
            <text:p>1.6132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163" calcext:value-type="float">
            <text:p>1.61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3723" calcext:value-type="float">
            <text:p>1.593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585890909091" calcext:value-type="float">
            <text:p>1.59585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45256" calcext:value-type="float">
            <text:p>1.6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486225" calcext:value-type="float">
            <text:p>1.5648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16456" calcext:value-type="float">
            <text:p>1.4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655717647059" calcext:value-type="float">
            <text:p>1.0065571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608129032258" calcext:value-type="float">
            <text:p>2.0760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448727272727" calcext:value-type="float">
            <text:p>2.07448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111922580645" calcext:value-type="float">
            <text:p>1.8511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5008" calcext:value-type="float">
            <text:p>1.7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128722580645" calcext:value-type="float">
            <text:p>1.6712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657986206897" calcext:value-type="float">
            <text:p>1.696579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535975" calcext:value-type="float">
            <text:p>1.7353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983535483871" calcext:value-type="float">
            <text:p>1.7798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27192" calcext:value-type="float">
            <text:p>1.84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990153846154" calcext:value-type="float">
            <text:p>1.849901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5356" calcext:value-type="float">
            <text:p>1.7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284055172414" calcext:value-type="float">
            <text:p>1.73284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288335483871" calcext:value-type="float">
            <text:p>1.7828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846451612903" calcext:value-type="float">
            <text:p>1.8484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19672" calcext:value-type="float">
            <text:p>1.92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353083870968" calcext:value-type="float">
            <text:p>1.9735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0904" calcext:value-type="float">
            <text:p>1.91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441225" calcext:value-type="float">
            <text:p>1.7744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007793548387" calcext:value-type="float">
            <text:p>2.0000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6976" calcext:value-type="float">
            <text:p>1.9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026916129032" calcext:value-type="float">
            <text:p>1.7602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670658064516" calcext:value-type="float">
            <text:p>1.6467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490787096774" calcext:value-type="float">
            <text:p>1.6349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8018" calcext:value-type="float">
            <text:p>1.668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283716129032" calcext:value-type="float">
            <text:p>1.7328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577522580645" calcext:value-type="float">
            <text:p>1.7657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3212" calcext:value-type="float">
            <text:p>1.82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309625" calcext:value-type="float">
            <text:p>1.9130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44768" calcext:value-type="float">
            <text:p>1.88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547458064516" calcext:value-type="float">
            <text:p>1.6954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12670967742" calcext:value-type="float">
            <text:p>1.8741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380283870968" calcext:value-type="float">
            <text:p>1.8638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379148387097" calcext:value-type="float">
            <text:p>1.7237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65144" calcext:value-type="float">
            <text:p>1.62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99744516129" calcext:value-type="float">
            <text:p>1.5899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300057142857" calcext:value-type="float">
            <text:p>1.58300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915225" calcext:value-type="float">
            <text:p>1.5991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47870967742" calcext:value-type="float">
            <text:p>1.6424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137393548387" calcext:value-type="float">
            <text:p>1.7013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523741935484" calcext:value-type="float">
            <text:p>1.7152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1776" calcext:value-type="float">
            <text:p>1.62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2944" calcext:value-type="float">
            <text:p>1.5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381101029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9856" calcext:value-type="float">
            <text:p>1.4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832" meta:object-count="0"/>
    <meta:user-defined meta:name="AppVersion">3.0</meta:user-defined>
  </office:meta>
</office:document-meta>
</file>